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47918" officeooo:paragraph-rsid="00047918"/>
    </style:style>
    <style:style style:name="P2" style:family="paragraph" style:parent-style-name="Text_20_body">
      <style:paragraph-properties fo:text-align="start" style:justify-single-word="false"/>
      <style:text-properties officeooo:rsid="0005d137" officeooo:paragraph-rsid="0005d137"/>
    </style:style>
    <style:style style:name="P3" style:family="paragraph" style:parent-style-name="Subtitle">
      <style:text-properties officeooo:rsid="00047918" officeooo:paragraph-rsid="00047918"/>
    </style:style>
    <style:style style:name="P4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5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6" style:family="paragraph" style:parent-style-name="Subtitle" style:list-style-name="L2">
      <style:paragraph-properties fo:text-align="start" style:justify-single-word="false"/>
      <style:text-properties officeooo:rsid="002d1502" officeooo:paragraph-rsid="002d1502"/>
    </style:style>
    <style:style style:name="P7" style:family="paragraph" style:parent-style-name="Text_20_body" style:list-style-name="L1">
      <style:text-properties officeooo:rsid="00047918" officeooo:paragraph-rsid="00047918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2e8a58" officeooo:paragraph-rsid="002e8a58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390476" officeooo:paragraph-rsid="00390476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3361b7" officeooo:paragraph-rsid="003361b7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307874" officeooo:paragraph-rsid="00307874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348821" officeooo:paragraph-rsid="00348821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365ec9" officeooo:paragraph-rsid="00365ec9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rsid="003705df" officeooo:paragraph-rsid="003705df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rsid="00390ad5" officeooo:paragraph-rsid="00390ad5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rsid="003a94b7" officeooo:paragraph-rsid="003a94b7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ckens</text:p>
      <text:list xml:id="list3043641613381356691" text:style-name="L1">
        <text:list-item>
          <text:p text:style-name="P7">Life</text:p>
          <text:list>
            <text:list-item>
              <text:p text:style-name="P7">His father was imprisoned</text:p>
            </text:list-item>
            <text:list-item>
              <text:p text:style-name="P7">He worked in factory, so his family lived in a workhouse built by the church</text:p>
            </text:list-item>
            <text:list-item>
              <text:p text:style-name="P7">He became a journalist and he published on a newspaper in instalments</text:p>
            </text:list-item>
            <text:list-item>
              <text:p text:style-name="P7">His works are appreciated in his life</text:p>
            </text:list-item>
          </text:list>
        </text:list-item>
        <text:list-item>
          <text:p text:style-name="P7">Ideas </text:p>
          <text:list>
            <text:list-item>
              <text:p text:style-name="P7">He believed in Victorian compromise</text:p>
            </text:list-item>
            <text:list-item>
              <text:p text:style-name="P7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7">Novels</text:p>
          <text:list>
            <text:list-item>
              <text:p text:style-name="P7">The titles are often name of <text:s/>characters of the novel</text:p>
            </text:list-item>
            <text:list-item>
              <text:p text:style-name="P7">All is novels are caracterized by an happy ending</text:p>
            </text:list-item>
            <text:list-item>
              <text:p text:style-name="P7">He represent<text:span text:style-name="T13">s</text:span> the lower classes, composed by workers, criminals and pronstitutes</text:p>
            </text:list-item>
            <text:list-item>
              <text:p text:style-name="P7">His favourite characters are children that are wiser</text:p>
            </text:list-item>
            <text:list-item>
              <text:p text:style-name="P7">He has a didactive aim</text:p>
            </text:list-item>
            <text:list-item>
              <text:p text:style-name="P7">He is ironic (smile in tears)</text:p>
            </text:list-item>
            <text:list-item>
              <text:p text:style-name="P7">Characters are flat (without an evolution during the story), because they are stereotype</text:p>
            </text:list-item>
            <text:list-item>
              <text:p text:style-name="P7">He uses a simple language</text:p>
            </text:list-item>
            <text:list-item>
              <text:p text:style-name="P7">His novel are rich of facts because novels are serialized and he need the reader's attention</text:p>
            </text:list-item>
          </text:list>
          <text:p text:style-name="P5">A Christmas Carol</text:p>
        </text:list-item>
        <text:list-item>
          <text:p text:style-name="P8">Character</text:p>
          <text:list>
            <text:list-item>
              <text:p text:style-name="P8">Scrooge is stingy and gready</text:p>
              <text:list>
                <text:list-item>
                  <text:p text:style-name="P9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10">Marley </text:p>
              <text:list>
                <text:list-item>
                  <text:p text:style-name="P10">he is chained to his treasures and personality</text:p>
                </text:list-item>
                <text:list-item>
                  <text:p text:style-name="P10">chains represent what he didn't do in life</text:p>
                </text:list-item>
                <text:list-item>
                  <text:p text:style-name="P10">he remains in his office in life, so now he is forced to wonder</text:p>
                </text:list-item>
                <text:list-item>
                  <text:p text:style-name="P11">he wants to show what destiny waits Scrooge if he will not change his mind</text:p>
                </text:list-item>
              </text:list>
            </text:list-item>
            <text:list-item>
              <text:p text:style-name="P12">Past xmas ghost</text:p>
              <text:list>
                <text:list-item>
                  <text:p text:style-name="P12">he shows Scrooge how much he loved xmas in past <text:span text:style-name="T2">in particular at Fezziwig office</text:span></text:p>
                </text:list-item>
                <text:list-item>
                  <text:p text:style-name="P13">From him we know Scrooge lived in a workhouse</text:p>
                </text:list-item>
                <text:list-item>
                  <text:p text:style-name="P14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15">He doesn't want to change his mind</text:p>
                </text:list-item>
              </text:list>
            </text:list-item>
            <text:list-item>
              <text:p text:style-name="P14"><text:soft-page-break/>Present xmas ghost</text:p>
              <text:list>
                <text:list-item>
                  <text:p text:style-name="P16">Tiny Tim is ill but his poor family cannot take care of him</text:p>
                </text:list-item>
                <text:list-item>
                  <text:p text:style-name="P16">Bob Cratchit and Fred thank Scrooge</text:p>
                </text:list-item>
                <text:list-item>
                  <text:p text:style-name="P16">Poverty and Ignorance (the two children) are a criticism to Victorian society, in which children were abandoned</text:p>
                </text:list-item>
                <text:list-item>
                  <text:p text:style-name="P17">He started to be worried</text:p>
                </text:list-item>
              </text:list>
            </text:list-item>
            <text:list-item>
              <text:p text:style-name="P11">xmas tobe ghost</text:p>
              <text:list>
                <text:list-item>
                  <text:p text:style-name="P11">people laugh about his death and nobody is interested about his funeral</text:p>
                  <text:list>
                    <text:list-item>
                      <text:p text:style-name="P11">Someone says he will go to the funeral if they offer the lunch</text:p>
                    </text:list-item>
                    <text:list-item>
                      <text:p text:style-name="P18">His debtors are happy</text:p>
                    </text:list-item>
                  </text:list>
                </text:list-item>
                <text:list-item>
                  <text:p text:style-name="P11">Shrinking represents the solitude at the end of his life</text:p>
                </text:list-item>
                <text:list-item>
                  <text:p text:style-name="P18">Tim will die</text:p>
                </text:list-item>
                <text:list-item>
                  <text:p text:style-name="P19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8">Title</text:p>
          <text:list>
            <text:list-item>
              <text:p text:style-name="P8">Carol is a christmas song</text:p>
            </text:list-item>
            <text:list-item>
              <text:p text:style-name="P8">He wrote about Christmas when Prince Albert, Victoria's husband, implemented german christmas tradition</text:p>
            </text:list-item>
            <text:list-item>
              <text:p text:style-name="P20">The theme is the redemption <text:span text:style-name="T4">(religious concept), which is a gift by God</text:span></text:p>
            </text:list-item>
            <text:list-item>
              <text:p text:style-name="P20">new word: humbug (baggianate, bubbole)</text:p>
            </text:list-item>
          </text:list>
        </text:list-item>
        <text:list-item>
          <text:p text:style-name="P21">End</text:p>
          <text:list>
            <text:list-item>
              <text:p text:style-name="P21">He is happy and people he meets are surprised</text:p>
            </text:list-item>
          </text:list>
        </text:list-item>
      </text:list>
      <text:p text:style-name="P4">Lewis Carrol <text:span text:style-name="T10">(Charles Dodgson)</text:span></text:p>
      <text:list xml:id="list7744085745562021460" text:style-name="L2">
        <text:list-item>
          <text:p text:style-name="P22">Life</text:p>
          <text:list>
            <text:list-item>
              <text:p text:style-name="P23">His father was brilliant in Maths and he studied at Cristh Church, <text:span text:style-name="T9">then he became a parson (curato di campagna)</text:span></text:p>
            </text:list-item>
            <text:list-item>
              <text:p text:style-name="P22">He was a writer, a mathematician, a journalist and also an a<text:span text:style-name="T6">n</text:span>glican Deacon</text:p>
            </text:list-item>
            <text:list-item>
              <text:p text:style-name="P24">He studied at home and then at Rugby</text:p>
            </text:list-item>
            <text:list-item>
              <text:p text:style-name="P24">When he left Rugby he studied at Christ Church Institute at Oxford</text:p>
            </text:list-item>
            <text:list-item>
              <text:p text:style-name="P25">He taught Maths at Christ Church <text:span text:style-name="T7">and he obtained the Cristh Church Lectureship</text:span></text:p>
            </text:list-item>
            <text:list-item>
              <text:p text:style-name="P26">He wasn't a typical academic because he tends to destruction</text:p>
            </text:list-item>
          </text:list>
        </text:list-item>
        <text:list-item>
          <text:p text:style-name="P25">Illness</text:p>
          <text:list>
            <text:list-item>
              <text:p text:style-name="P25">He is stammer (balbuziente)</text:p>
            </text:list-item>
            <text:list-item>
              <text:p text:style-name="P27">He has not a good health</text:p>
            </text:list-item>
            <text:list-item>
              <text:p text:style-name="P28">An attack of whooping cough cause the future cheast weak<text:span text:style-name="T8">ing</text:span></text:p>
            </text:list-item>
          </text:list>
        </text:list-item>
        <text:list-item>
          <text:p text:style-name="P29">Ideas</text:p>
          <text:list>
            <text:list-item>
              <text:p text:style-name="P30"><text:soft-page-break/>He was a friend of <text:s/>Dante Gabriel Rossetti and other pre-Raphaelites</text:p>
            </text:list-item>
            <text:list-item>
              <text:p text:style-name="P29">He was conservator</text:p>
            </text:list-item>
            <text:list-item>
              <text:p text:style-name="P31">He started writing from young age</text:p>
            </text:list-item>
          </text:list>
          <text:p text:style-name="P6">Alice in wonderland</text:p>
        </text:list-item>
        <text:list-item>
          <text:p text:style-name="P32">Genesis</text:p>
          <text:list>
            <text:list-item>
              <text:p text:style-name="P32">At Christ Church he met the new head of the school <text:span text:style-name="T11">(Mr Liddle)</text:span> and in particular his three daughter</text:p>
              <text:list>
                <text:list-item>
                  <text:p text:style-name="P32">He was inspired by Alice, one of the 3 sisters</text:p>
                </text:list-item>
                <text:list-item>
                  <text:p text:style-name="P33">Alice asked to write about her</text:p>
                </text:list-item>
              </text:list>
            </text:list-item>
            <text:list-item>
              <text:p text:style-name="P34">It was written during Victorian values crush</text:p>
              <text:list>
                <text:list-item>
                  <text:p text:style-name="P35">Freudian interpretation: a descent into the subconscious</text:p>
                </text:list-item>
              </text:list>
            </text:list-item>
          </text:list>
        </text:list-item>
        <text:list-item>
          <text:p text:style-name="P36">Characteristics</text:p>
          <text:list>
            <text:list-item>
              <text:p text:style-name="P36">He uses non-sense (illogical)</text:p>
            </text:list-item>
            <text:list-item>
              <text:p text:style-name="P37">He plays with maths and logic</text:p>
            </text:list-item>
            <text:list-item>
              <text:p text:style-name="P38">Charcaters are antropomorphic</text:p>
            </text:list-item>
            <text:list-item>
              <text:p text:style-name="P38">He influenced fantasy licterature</text:p>
            </text:list-item>
          </text:list>
        </text:list-item>
        <text:list-item>
          <text:p text:style-name="P39">Chapters</text:p>
          <text:list>
            <text:list-item>
              <text:p text:style-name="P39">All titles are important</text:p>
            </text:list-item>
          </text:list>
        </text:list-item>
        <text:list-item>
          <text:p text:style-name="P39">Characters</text:p>
          <text:list>
            <text:list-item>
              <text:p text:style-name="P39">White rabbit</text:p>
              <text:list>
                <text:list-item>
                  <text:p text:style-name="P39">can speak</text:p>
                </text:list-item>
                <text:list-item>
                  <text:p text:style-name="P39">dressed up</text:p>
                </text:list-item>
              </text:list>
            </text:list-item>
            <text:list-item>
              <text:p text:style-name="P39">Mouse</text:p>
              <text:list>
                <text:list-item>
                  <text:p text:style-name="P39">can swim</text:p>
                </text:list-item>
                <text:list-item>
                  <text:p text:style-name="P39">can speak</text:p>
                </text:list-item>
              </text:list>
            </text:list-item>
            <text:list-item>
              <text:p text:style-name="P39">Dodo</text:p>
              <text:list>
                <text:list-item>
                  <text:p text:style-name="P39">can speak</text:p>
                </text:list-item>
                <text:list-item>
                  <text:p text:style-name="P39">it is a caricature of Carroll (his surname stammered)</text:p>
                </text:list-item>
              </text:list>
            </text:list-item>
            <text:list-item>
              <text:p text:style-name="P39">Bill the Lizard</text:p>
              <text:list>
                <text:list-item>
                  <text:p text:style-name="P39">it is a gardener</text:p>
                </text:list-item>
              </text:list>
            </text:list-item>
            <text:list-item>
              <text:p text:style-name="P40">Caterpillar</text:p>
              <text:list>
                <text:list-item>
                  <text:p text:style-name="P40">smoke the hooka</text:p>
                </text:list-item>
                <text:list-item>
                  <text:p text:style-name="P40">can speak</text:p>
                </text:list-item>
              </text:list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2M30S</meta:editing-duration>
    <meta:editing-cycles>51</meta:editing-cycles>
    <meta:generator>LibreOffice/5.2.2.2$Windows_x86 LibreOffice_project/8f96e87c890bf8fa77463cd4b640a2312823f3ad</meta:generator>
    <dc:date>2016-11-03T10:42:25.415000000</dc:date>
    <meta:document-statistic meta:table-count="0" meta:image-count="0" meta:object-count="0" meta:page-count="3" meta:paragraph-count="97" meta:word-count="765" meta:character-count="3911" meta:non-whitespace-character-count="3334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